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fo:font-size="14pt" officeooo:rsid="00092ee5" officeooo:paragraph-rsid="00092ee5" style:font-size-asian="14pt" style:font-size-complex="14pt"/>
    </style:style>
    <style:style style:name="P2" style:family="paragraph" style:parent-style-name="Standard">
      <style:paragraph-properties fo:line-height="150%"/>
      <style:text-properties officeooo:paragraph-rsid="0011560a"/>
    </style:style>
    <style:style style:name="P3" style:family="paragraph" style:parent-style-name="Standard">
      <style:paragraph-properties fo:line-height="150%"/>
      <style:text-properties fo:font-size="14pt" officeooo:rsid="0011560a" officeooo:paragraph-rsid="0011560a" style:font-size-asian="14pt" style:font-size-complex="14pt"/>
    </style:style>
    <style:style style:name="T1" style:family="text">
      <style:text-properties officeooo:rsid="000a56d1"/>
    </style:style>
    <style:style style:name="T2" style:family="text">
      <style:text-properties officeooo:rsid="000d6bbe"/>
    </style:style>
    <style:style style:name="T3" style:family="text">
      <style:text-properties officeooo:rsid="000b37ec"/>
    </style:style>
    <style:style style:name="T4" style:family="text">
      <style:text-properties officeooo:rsid="000ca12c"/>
    </style:style>
    <style:style style:name="T5" style:family="text">
      <style:text-properties officeooo:rsid="000e34ab"/>
    </style:style>
    <style:style style:name="T6" style:family="text">
      <style:text-properties officeooo:rsid="000f342b"/>
    </style:style>
    <style:style style:name="T7" style:family="text">
      <style:text-properties officeooo:rsid="00114cd4"/>
    </style:style>
    <style:style style:name="T8" style:family="text">
      <style:text-properties officeooo:rsid="00105eaa"/>
    </style:style>
    <style:style style:name="T9" style:family="text">
      <style:text-properties fo:font-size="14pt" officeooo:rsid="0011560a" style:font-size-asian="14pt" style:font-size-complex="14pt"/>
    </style:style>
    <style:style style:name="T10" style:family="text">
      <style:text-properties fo:font-size="14pt" officeooo:rsid="001170e1" style:font-size-asian="14pt" style:font-size-complex="14pt"/>
    </style:style>
    <style:style style:name="T11" style:family="text">
      <style:text-properties officeooo:rsid="001170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L’opposition entre attitude orphique et prométhéenne se retrouve chez l’homme jusque dans l’art. <text:span text:style-name="T1">Cela peut se voir à travers les œuvres d’Éric Joisel et d’Alexander Kurth, deux origamistes ou plieurs de papier. Joisel suit une approche très technique de cet art, forçant le papier à prendre des formes géométriques précises afin de représenter dans sa dernière œuvre malheureusement inachevée les sept péchés capitaux à travers les personnages de la commedia dell’arte. </text:span><text:span text:style-name="T2">I »</text:span><text:span text:style-name="T3">l emploie des techniques mathématiques pour représenter des symboles de la ruse et de la violence. Il prend donc une attitude prométhéenne vis à vis de son art, au contraire de Kurth dont l’attitude peut être considérée comme orphique. Il est en effet connu pour son travail en pliage humide, une technique où l’on cherche à obtenir la forme désirée à travers la courbure naturelle du papier. Il obtient ainsi des œuvres beaucoup plus contemplatives et moins complexes que celles de Joisel. Cependant l’origami </text:span><text:span text:style-name="T4">reste un art figuratif où l’on cherche toujours un intérêt esthétique. Ainsi pousser trop loin une attitude orphique telle que celle de Kurth dans cet art risque </text:span><text:span text:style-name="T2">de faire perdre la dimension figurative propre à cet art</text:span><text:span text:style-name="T4">. Pierre Hadot soulève cette dernière remarque lorsqu’il écrit <text:s/>que « l’attitude orphique, qui la respecte, cherche à préserver une perception vivante de la nature, mais, à l’opposé de l’attitude prométhéenne, elle professe souvent un primitivisme qui n’est pas non plus sans danger ». </text:span><text:span text:style-name="T5">Cette notion de respect amène l’idée d’une volonté de la nature. En effet l’attitude orphique s’oppose à une réification de cette dernière. De plus l’adjectif vivant peut aussi bien s’appliquer à la nature qu’à la perception. L’attitude orphique nous invite donc à considérer la nature comme un vivant qu’il convient de respecter, mais également à en faire l’expérience en tant que vivant, c’est à dire en tant qu’êtres subjectifs. </text:span><text:span text:style-name="T6">Ainsi là où l’homme extrait ce dont il a besoin de la nature en s’y opposant selon l’attitude prométhéenne, le principe de l’attitude orphique nous imposerait de ne pas chercher à résister à la nature même lorsque cette dernière nous pousse dans des conditions défavorables. Le respect qui lui est alors dû nous inviterait à ne pas interférer avec elle avec nos techniques artificielles, </text:span><text:span text:style-name="T7">idée supportée par l’emploi du verbe </text:span><text:soft-page-break/><text:span text:style-name="T7">« conserver »</text:span><text:span text:style-name="T6">, nous </text:span><text:span text:style-name="T8">poussant ainsi vers un primitivisme nous laissant à la merci des aléas naturels.</text:span></text:p>
      <text:p text:style-name="P2"><text:span text:style-name="T9">Cependant nous pouvons nous demander si une attitude orphique mène nécessairement à cette perception vivante de la nature. L’orphisme correspondrait alors simplement à l’idée de rester humble face à une puissance qui nous dépasse, là où l’attitude prométhéenne </text:span><text:span text:style-name="T10">chercherait constamment à la dépasser ? En quoi cette idéologie représenterait alors un risque ? De même, est-ce que l’attitude prométhéenne pousse-t-elle réellement au progrès technique ? Ne nous permet-elle pas alors de nous protéger des dangers présents dans la nature ?</text:span></text:p>
      <text:p text:style-name="P3">Nous pouvons f<text:span text:style-name="T11">inalement</text:span> nous demander si ces deux modèles de rapports entre l’homme et la nature et les dangers que leurs extrêmes représentent sont réellement opposé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35211" officeooo:paragraph-rsid="00135211"/>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SCHRECK Corenti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1T09:51:09.583295500</meta:creation-date>
    <meta:generator>LibreOffice/25.8.3.2$Windows_X86_64 LibreOffice_project/8ca8d55c161d602844f5428fa4b58097424e324e</meta:generator>
    <dc:date>2026-02-01T17:37:20.143695600</dc:date>
    <meta:editing-duration>PT11M7S</meta:editing-duration>
    <meta:editing-cycles>3</meta:editing-cycles>
    <meta:document-statistic meta:table-count="0" meta:image-count="0" meta:object-count="0" meta:page-count="2" meta:paragraph-count="4" meta:word-count="500" meta:character-count="3165" meta:non-whitespace-character-count="2667"/>
  </office:meta>
</office:document-meta>
</file>